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9369"/>
    </style:style>
    <style:style style:name="T1" style:family="text">
      <style:text-properties officeooo:rsid="00049369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49369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arta de Apresentação</text:span><text:span text:style-name="T1">, por Matheus Ferreira Santos.</text:span></text:p>
      <text:p text:style-name="P1"/>
      <text:p text:style-name="Text_20_body">Prezado(a) <text:span text:style-name="T1">Recrutador</text:span>,</text:p>
      <text:p text:style-name="Text_20_body">Escrevo esta carta para me candidatar à vaga de desenvolvedor em sua empresa. Ao analisar os requisitos listados na descrição da vaga, fiquei entusiasmado em perceber que minhas habilidades e experiência se alinham perfeitamente com o perfil procurado.</text:p>
      <text:p text:style-name="P1">Possuo um conhecimento sólido em Java, tendo trabalhado <text:span text:style-name="T1">em diversos projetos, que são possíveis visualizar em meu GitHub: github.com/Matheus-FSantos</text:span> com o Spring Framework, VRaptor 4.0 e JPA/Hibernate <text:span text:style-name="T1">e outras tecnologias SQL e NoSQL para persistência de dados (na parte do back-end, em sistemas monolíticos) e Angular/React (na parte do front-end, conectados com o meu back-end desenvolvido com as tecnologias já citadas)</text:span>. </text:p>
      <text:p text:style-name="P1">Minha experiência abrange o desenvolvimento de software e a manutenção de soluções existentes, garantindo a qualidade e o desempenho dos sistemas. Além disso, sou capaz de participar de discussões técnicas para criar soluções de alta qualidade e apoio na concepção e arquitetura de aplicações de software.</text:p>
      <text:p text:style-name="Text_20_body">Durante minha trajetória profissional, tive a oportunidade de trabalhar <text:span text:style-name="T1">na empresa Élin Duxus Consultoria LTDA. aqui em São Paulo/Moema, onde que, graças a Deus, consegui ser aprovado em uma bolsa de estudos que me agregaria bastante valor, e acabei me desligando da empresa, porém, lá acabei atuando com uma </text:span>equipe <text:span text:style-name="T1">maravilhosa</text:span>, onde participei de cerimônias, discussões <text:span text:style-name="T1">e etc.</text:span></text:p>
      <text:p text:style-name="Text_20_body">Além do Java, possuo conhecimento <text:span text:style-name="T1">intermediário/avançado</text:span> em bancos de dados relacionais, incluindo Oracle e SQL Server <text:span text:style-name="T1">e</text:span> <text:span text:style-name="T1">MySQL,</text:span> Estou familiarizado(a) com o framework Spring Boot e tenho experiência no desenvolvimento de API RESTful, testes unitários e automatizados, aplicando as melhores práticas técnicas, <text:span text:style-name="T1">até onde eu sei</text:span>. Também possuo conhecimento em bancos de dados NoSQL e <text:span text:style-name="T1">atualmente estou estudando sobre Microservices como irei citar abaixo e obviamente não podia faltar o famoso Git</text:span>, o que me permite ter uma visão ampla das soluções disponíveis.</text:p>
      <text:p text:style-name="Text_20_body">Atualmente, estou estudando microservices, a fim de me manter atualizado(a) com as tendências e práticas mais recentes no desenvolvimento de software. Estou entusiasmado(a) em aplicar meus conhecimentos e aprender novas tecnologias para auxiliar no crescimento da equipe e contribuir com o sucesso de sua empresa.</text:p>
      <text:p text:style-name="Text_20_body">Acredito que meu perfil é ideal para a vaga e estou empolgado(a) com a possibilidade de fazer parte de sua equipe. Gostaria de discutir mais detalhes sobre como minha experiência e habilidades podem agregar valor à sua empresa. Estou à disposição para uma entrevista pessoal ou por videoconferência.</text:p>
      <text:p text:style-name="Text_20_body">Agradeço antecipadamente pela consideração da minha candidatura. Aguardo ansiosamente pela oportunidade de demonstrar minhas habilidades e minha paixão pelo desenvolvimento back-end.</text:p>
      <text:p text:style-name="Text_20_body"/>
      <text:p text:style-name="Text_20_body">Atenciosamente,</text:p>
      <text:p text:style-name="P1"><text:span text:style-name="T1">Matheus Ferreira Sant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2:08:32.748994696</meta:creation-date>
    <dc:date>2023-06-20T22:16:58.667836223</dc:date>
    <meta:editing-duration>PT8M30S</meta:editing-duration>
    <meta:editing-cycles>1</meta:editing-cycles>
    <meta:document-statistic meta:table-count="0" meta:image-count="0" meta:object-count="0" meta:page-count="1" meta:paragraph-count="12" meta:word-count="413" meta:character-count="2820" meta:non-whitespace-character-count="2418"/>
    <meta:generator>LibreOffice/7.3.7.2$Linux_X86_64 LibreOffice_project/30$Build-2</meta:generator>
  </office:meta>
</office:document-meta>
</file>